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style:font-name="Times New Roman" fo:language="en" fo:country="US"/>
    </style:style>
    <style:style style:name="P2" style:parent-style-name="Heading2" style:family="paragraph">
      <style:text-properties style:font-name="Times New Roman" fo:font-weight="bold" style:font-weight-asian="bold" fo:language="en" fo:country="US"/>
    </style:style>
    <style:style style:name="P3" style:parent-style-name="Heading3" style:family="paragraph">
      <style:text-properties style:font-name="Times New Roman" fo:language="en" fo:country="US"/>
    </style:style>
    <style:style style:name="P4" style:parent-style-name="Heading4" style:family="paragraph">
      <style:text-properties style:font-name="Times New Roman" fo:font-weight="bold" style:font-weight-asian="bold" fo:language="en" fo:country="US"/>
    </style:style>
    <style:style style:name="P5" style:parent-style-name="Heading5" style:family="paragraph">
      <style:text-properties style:font-name="Times New Roman" fo:language="en" fo:country="US"/>
    </style:style>
    <style:style style:name="T6" style:parent-style-name="DefaultParagraphFont" style:family="text">
      <style:text-properties style:font-name="Times New Roman" fo:language="en" fo:country="US"/>
    </style:style>
  </office:automatic-styles>
  <office:body>
    <office:text text:use-soft-page-breaks="true">
      <text:h text:style-name="P1" text:outline-level="1">Heading 1 – left aligned</text:h>
      <text:h text:style-name="P2" text:outline-level="2">Heading 2 – left aligned, bold</text:h>
      <text:h text:style-name="P3" text:outline-level="3">Heading 3 – left aligned</text:h>
      <text:h text:style-name="P4" text:outline-level="4">Heading 4 left aligned</text:h>
      <text:h text:style-name="P5" text:outline-level="5">Heading 5 – left aligned</text:h>
      <text:h text:style-name="Heading6" text:outline-level="6"><text:span text:style-name="T6">Heading 6 – left aligned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4D78" fo:hyphenate="false"/>
    </style: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 fo:language="de" fo:country="D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 fo:language="de" fo:country="D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 fo:language="de" fo:country="DE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 fo:language="de" fo:country="DE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E74B5" fo:language="de" fo:country="DE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 fo:language="de" fo:country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10-24T03:39:00Z</meta:creation-date>
    <dc:date>2017-10-24T03:43:00Z</dc:date>
    <meta:template xlink:href="Normal.dotm" xlink:type="simple"/>
    <meta:editing-cycles>7</meta:editing-cycles>
    <meta:editing-duration>PT180S</meta:editing-duration>
    <meta:document-statistic meta:page-count="1" meta:paragraph-count="1" meta:word-count="22" meta:character-count="153" meta:row-count="1" meta:non-whitespace-character-count="132"/>
  </office:meta>
</office:document-meta>
</file>